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style mathvariant="bold">
              <mrow>
                <mi>e</mi>
              </mrow>
            </mstyle>
          </mrow>
          <mi mathvariant="italic">yi</mi>
        </msub>
        <mo stretchy="false">=</mo>
        <msubsup>
          <mi>b</mi>
          <mi mathvariant="italic">yi</mi>
          <mrow>
            <mrow>
              <mo stretchy="false">−</mo>
              <mn>1</mn>
            </mrow>
          </mrow>
        </msubsup>
      </mrow>
      <mfrac>
        <mrow>
          <mo stretchy="false">∂</mo>
          <mstyle mathvariant="bold">
            <mrow>
              <mi>r</mi>
            </mrow>
          </mstyle>
        </mrow>
        <mrow>
          <mo stretchy="false">∂</mo>
          <msub>
            <mi>y</mi>
            <mi>i</mi>
          </msub>
        </mrow>
      </mfrac>
      <mi/>
      <mi>;</mi>
      <mi/>
      <mrow>
        <msub>
          <mi>b</mi>
          <mi mathvariant="italic">yi</mi>
        </msub>
        <mo stretchy="false">=</mo>
        <mfenced open="∣" close="∣">
          <mrow>
            <mfrac>
              <mrow>
                <mo stretchy="false">∂</mo>
                <mstyle mathvariant="bold">
                  <mrow>
                    <mi>r</mi>
                  </mrow>
                </mstyle>
              </mrow>
              <mrow>
                <mo stretchy="false">∂</mo>
                <msub>
                  <mi>y</mi>
                  <mi>i</mi>
                </msub>
              </mrow>
            </mfrac>
          </mrow>
        </mfenced>
      </mrow>
    </mrow>
    <annotation encoding="StarMath 5.0">{bold e} _yi = b _yi ^{-1} {partial bold r} over {partial y _i} 
`;~
b _yi = left lline {partial bold r} over {partial y _i} right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3:08:14.342000000</meta:creation-date>
    <meta:generator>LibreOffice/4.1.4.2$Windows_x86 LibreOffice_project/0a0440ccc0227ad9829de5f46be37cfb6edcf72</meta:generator>
  </office:meta>
</office:document-meta>
</file>